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 fo:line-height="200%" fo:text-align="justify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2" style:family="paragraph" style:parent-style-name="Standard">
      <style:paragraph-properties fo:margin-top="0cm" fo:margin-bottom="0.282cm" loext:contextual-spacing="false" fo:line-height="105%" fo:text-align="start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3" style:family="paragraph" style:parent-style-name="Standard">
      <style:paragraph-properties fo:margin-top="0cm" fo:margin-bottom="0.282cm" loext:contextual-spacing="false" fo:line-height="100%" fo:text-align="start" style:justify-single-word="false"/>
      <style:text-properties style:use-window-font-color="true" style:font-name="Arial" fo:font-size="12pt" fo:language="pt" fo:country="BR" fo:font-weight="normal" fo:background-color="transparent" style:font-name-asian="Arial" style:font-name-complex="Arial"/>
    </style:style>
    <style:style style:name="P4" style:family="paragraph" style:parent-style-name="Standard">
      <style:paragraph-properties fo:margin-top="0cm" fo:margin-bottom="0.282cm" loext:contextual-spacing="false" fo:line-height="200%" fo:text-align="justify" style:justify-single-word="false"/>
      <style:text-properties style:use-window-font-color="true" style:font-name="Arial" fo:font-size="12pt" fo:language="pt" fo:country="BR" fo:font-weight="bold" fo:background-color="transparent" style:font-name-asian="Arial" style:font-name-complex="Arial"/>
    </style:style>
    <style:style style:name="P5" style:family="paragraph" style:parent-style-name="Standard">
      <style:paragraph-properties fo:margin-top="0cm" fo:margin-bottom="0.282cm" loext:contextual-spacing="false" fo:line-height="200%" fo:text-align="justify" style:justify-single-word="false"/>
      <style:text-properties fo:language="pt" fo:country="BR"/>
    </style:style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style:use-window-font-color="true" style:font-name="Arial" fo:font-size="12pt" fo:font-weight="normal" fo:background-color="transparent" loext:char-shading-value="0" style:font-name-asian="Arial" style:font-name-complex="Arial"/>
    </style:style>
    <style:style style:name="T2" style:family="text">
      <style:text-properties style:use-window-font-color="true" style:font-name="Arial" fo:font-size="12pt" fo:font-weight="normal" officeooo:rsid="00091e04" fo:background-color="transparent" loext:char-shading-value="0" style:font-name-asian="Arial" style:font-name-complex="Arial"/>
    </style:style>
    <style:style style:name="T3" style:family="text">
      <style:text-properties style:use-window-font-color="true" style:font-name="Arial" fo:font-size="12pt" fo:font-style="italic" fo:font-weight="normal" fo:background-color="transparent" loext:char-shading-value="0" style:font-name-asian="Arial" style:font-name-complex="Arial"/>
    </style:style>
    <style:style style:name="T4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5" style:family="text">
      <style:text-properties officeooo:rsid="00091e04"/>
    </style:style>
    <style:style style:name="T6" style:family="text">
      <style:text-properties fo:font-weight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tracked-changes text:track-changes="false">
        <text:changed-region xml:id="ct94747746475440" text:id="ct94747746475440">
          <text:deletion>
            <office:change-info>
              <dc:creator>Ubiratan Nascimento</dc:creator>
              <dc:date>2020-04-21T18:17:37</dc:date>
            </office:change-info>
            <text:p text:style-name="P5"><text:span text:style-name="T1"><text:s/></text:span></text:p>
          </text:deletion>
        </text:changed-region>
        <text:changed-region xml:id="ct94747717645808" text:id="ct94747717645808">
          <text:deletion>
            <office:change-info>
              <dc:creator>Ubiratan Nascimento</dc:creator>
              <dc:date>2020-04-21T18:17:51</dc:date>
            </office:change-info>
            <text:p text:style-name="P5"><text:span text:style-name="T1"><text:s/></text:span></text:p>
          </text:deletion>
        </text:changed-region>
        <text:changed-region xml:id="ct94747790448640" text:id="ct94747790448640">
          <text:insertion>
            <office:change-info>
              <dc:creator>Ubiratan Nascimento</dc:creator>
              <dc:date>2020-04-21T18:18:29</dc:date>
            </office:change-info>
          </text:insertion>
        </text:changed-region>
        <text:changed-region xml:id="ct94747746294784" text:id="ct94747746294784">
          <text:deletion>
            <office:change-info>
              <dc:creator>Ubiratan Nascimento</dc:creator>
              <dc:date>2020-04-21T18:18:24</dc:date>
            </office:change-info>
            <text:p text:style-name="P5"><text:span text:style-name="T1">i</text:span></text:p>
          </text:deletion>
        </text:changed-region>
        <text:changed-region xml:id="ct94747790707568" text:id="ct94747790707568">
          <text:deletion>
            <office:change-info>
              <dc:creator>Ubiratan Nascimento</dc:creator>
              <dc:date>2020-04-21T18:18:37</dc:date>
            </office:change-info>
            <text:p text:style-name="P5"><text:span text:style-name="T1"><text:s/></text:span></text:p>
          </text:deletion>
        </text:changed-region>
        <text:changed-region xml:id="ct94747726984864" text:id="ct94747726984864">
          <text:deletion>
            <office:change-info>
              <dc:creator>Ubiratan Nascimento</dc:creator>
              <dc:date>2020-04-21T18:18:48</dc:date>
            </office:change-info>
            <text:p text:style-name="P5"><text:span text:style-name="T1"><text:s/></text:span></text:p>
          </text:deletion>
        </text:changed-region>
        <text:changed-region xml:id="ct94747790682720" text:id="ct94747790682720">
          <text:deletion>
            <office:change-info>
              <dc:creator>Ubiratan Nascimento</dc:creator>
              <dc:date>2020-04-21T18:19:07</dc:date>
            </office:change-info>
            <text:p text:style-name="P5"><text:span text:style-name="T1">á</text:span></text:p>
          </text:deletion>
        </text:changed-region>
        <text:changed-region xml:id="ct94747714447744" text:id="ct94747714447744">
          <text:insertion>
            <office:change-info>
              <dc:creator>Ubiratan Nascimento</dc:creator>
              <dc:date>2020-04-21T18:19:07</dc:date>
            </office:change-info>
          </text:insertion>
        </text:changed-region>
        <text:changed-region xml:id="ct94747790345712" text:id="ct94747790345712">
          <text:insertion>
            <office:change-info>
              <dc:creator>Ubiratan Nascimento</dc:creator>
              <dc:date>2020-04-21T18:19:10</dc:date>
            </office:change-info>
          </text:insertion>
        </text:changed-region>
        <text:changed-region xml:id="ct94747744783696" text:id="ct94747744783696">
          <text:deletion>
            <office:change-info>
              <dc:creator>Ubiratan Nascimento</dc:creator>
              <dc:date>2020-04-21T18:19:10</dc:date>
            </office:change-info>
            <text:p text:style-name="P5"><text:span text:style-name="T1">a</text:span></text:p>
          </text:deletion>
        </text:changed-region>
        <text:changed-region xml:id="ct94747717864048" text:id="ct94747717864048">
          <text:insertion>
            <office:change-info>
              <dc:creator>Ubiratan Nascimento</dc:creator>
              <dc:date>2020-04-21T18:19:43</dc:date>
            </office:change-info>
          </text:insertion>
        </text:changed-region>
        <text:changed-region xml:id="ct94747710405664" text:id="ct94747710405664">
          <text:deletion>
            <office:change-info>
              <dc:creator>Ubiratan Nascimento</dc:creator>
              <dc:date>2020-04-21T18:19:43</dc:date>
            </office:change-info>
            <text:p text:style-name="P5"><text:span text:style-name="T1">juntamente com</text:span></text:p>
          </text:deletion>
        </text:changed-region>
        <text:changed-region xml:id="ct94747726840608" text:id="ct94747726840608">
          <text:insertion>
            <office:change-info>
              <dc:creator>Ubiratan Nascimento</dc:creator>
              <dc:date>2020-04-21T18:20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1"><text:tab/>Diversas abordagens já foram feitas sobre o tema invasão </text:span><text:span text:style-name="T3">Android</text:span><text:span text:style-name="T1">, porém utilizando ferramentas e metodologias diferentes.</text:span></text:p>
      <text:p text:style-name="P5"><text:span text:style-name="T1"><text:tab/>No trabalho de Mendes (2017), ele utiliza uma abordagem diferente com a entidade</text:span><text:change text:change-id="ct94747746475440"/><text:span text:style-name="T1"> OWASP que é um projeto aberto, o qual é mantido pela comunidade, o seu objetivo é criar documentos, ferramentas, tecnologias e metodologias para manter a segurança de aplicações. Um dos projetos oferecidos pela entidade é o OWASP </text:span><text:span text:style-name="T3">Mobile Security Protect,</text:span><text:span text:style-name="T1"> que é responsável por oferecer recursos a desenvolvedores de aplicativos mobile para mantê-los</text:span><text:change text:change-id="ct94747717645808"/><text:span text:style-name="T1"> seguros. O objetivo deste trabalho é detectar e analisar vulnerabilidades encontradas em aplicações mobile seguindo critérios da OWASP com o uso de ferramentas de </text:span><text:span text:style-name="T3">pentesting.</text:span></text:p>
      <text:p text:style-name="P5"><text:span text:style-name="T1"><text:tab/>Já no projeto de Junior (2016), é utilizado a ferramenta MSFVENOM, com o intuito de realizar o ataque em um dispositivo com o sistema operacional Android na versão 3.0. Neste trabalho é visada a utilização do </text:span><text:span text:style-name="T3">framework </text:span><text:span text:style-name="T1">Metasploit para o desenvolvimento da ferramenta MSFVENOM, logo após um antiv</text:span><text:change-start text:change-id="ct94747790448640"/><text:span text:style-name="T2">í</text:span><text:change-end text:change-id="ct94747790448640"/><text:change text:change-id="ct94747746294784"/><text:span text:style-name="T1">rus será instalado no sistema operacional para detectar o impacto do </text:span><text:span text:style-name="T3">software </text:span><text:span text:style-name="T1">diante de um ataque deste nível.</text:span></text:p>
      <text:p text:style-name="P5"><text:span text:style-name="T1"><text:tab/>No estudo realizado por Almeida (2013), foi constatado que com o crescente número de usuários do sistema operacional </text:span><text:span text:style-name="T3">Android</text:span><text:span text:style-name="T1">, a quantidade de vulnerabilidades encontradas vem crescendo de forma incansável.</text:span><text:change text:change-id="ct94747790707568"/><text:span text:style-name="T1"> Levando isso em consideração, foi realizada uma análise e um levantamento sobre as vulnerabilidades encontradas na plataforma</text:span><text:change text:change-id="ct94747726984864"/><text:span text:style-name="T1"> </text:span><text:span text:style-name="T3">Android</text:span><text:span text:style-name="T1">, tendo em vista todas essas falhas, foram pesquisadas e testadas ferramentas de proteção para ajudar a assegurar a segurança do sistema operacional.</text:span></text:p>
      <text:p text:style-name="P5"><text:span text:style-name="T1"><text:tab/>O trabalho elaborado por Della Flora (2010) tem o intuito de evidenciar o uso do </text:span><text:span text:style-name="T3">framework </text:span><text:span text:style-name="T1">Metasploit no desenvolvimento de um </text:span><text:span text:style-name="T3">exploit </text:span><text:span text:style-name="T1">para realizar a exploração de vulnerabilidades. A vulnerabilidade explorada neste trabalho é denominada </text:span><text:span text:style-name="T3">buffer overflow</text:span><text:span text:style-name="T1">, que consiste em uma falha de segurança na qual se utiliza o estouro de dados, </text:span><text:soft-page-break/><text:span text:style-name="T1">sobrecarregando uma v</text:span><text:change text:change-id="ct94747790682720"/><text:change-start text:change-id="ct94747714447744"/><text:span text:style-name="T2">a</text:span><text:change-end text:change-id="ct94747714447744"/><text:span text:style-name="T1">ri</text:span><text:change-start text:change-id="ct94747790345712"/><text:span text:style-name="T2">á</text:span><text:change-end text:change-id="ct94747790345712"/><text:change text:change-id="ct94747744783696"/><text:span text:style-name="T1">vel do sistema.</text:span></text:p>
      <text:p text:style-name="P5"><text:span text:style-name="T1"><text:tab/>Assim como foi constatado por Almeida (2013), Moura (2017) dá seguimento a essa linha de raciocínio, confirmando que com o crescente número de usuários de celulares com o sistema operacional </text:span><text:span text:style-name="T3">Android</text:span><text:span text:style-name="T1">, cada vez mais vai se ampliar as falhas e vulnerabilidades encontradas no sistema. O objetivo do trabalho realizado por Moura é realizar uma vasta pesquisa para encontrar e detalhar o melhor </text:span><text:span text:style-name="T3">payload</text:span><text:span text:style-name="T1"> para realizar <text:s/>ataques ao sistema operacional </text:span><text:span text:style-name="T3">Android</text:span><text:span text:style-name="T1">, e </text:span><text:change-start text:change-id="ct94747717864048"/><text:span text:style-name="T2">combinado a</text:span><text:change-end text:change-id="ct94747717864048"/><text:change text:change-id="ct94747710405664"/><text:span text:style-name="T1"> isso serão gerados </text:span><text:span text:style-name="T3">backdoors</text:span><text:span text:style-name="T1"> com a ferramenta MSFVENOM e uma comparação será feita entre eles.</text:span></text:p>
      <text:p text:style-name="P1"><text:tab/></text:p>
      <text:p text:style-name="P4">REFERÊNCIAS <text:change-start text:change-id="ct94747726840608"/><text:span text:style-name="T6"><office:annotation><dc:creator>Ubiratan Nascimento</dc:creator><dc:date>2020-04-21T18:20:00.130097845</dc:date><loext:sender-initials>birazn</loext:sender-initials><text:p text:style-name="P6"><text:span text:style-name="T7">Verificar as formatações de referências</text:span></text:p></office:annotation></text:span><text:change-end text:change-id="ct94747726840608"/></text:p>
      <text:p text:style-name="P2">ALMEIDA, Josiane. ANÁLISE DA <text:s/>SEGURANÇA E DE FERRAMENTAS NA PLATAFORMA ANDROID. 2013.</text:p>
      <text:p text:style-name="P2">DELLA FLORA, Julio Cesar Liviero. Desenvolvimento e aplicação de exploits utilizando o metasploit framework. Revista Terra &amp; Cultura: Cadernos de Ensino e Pesquisa, v. 26, n. 51, p. 113-124, 2018.</text:p>
      <text:p text:style-name="P2">JUNIOR, Eliezer de Souza Batista. Uso de vírus desenvolvido no software MSFVENOM contra sistemas operacionais Android com utilização de mensagem SMS. 2016.</text:p>
      <text:p text:style-name="P3">MENDES, DIMAS ALBUQUERQUE. ANÁLISE DE VULNERABILIDADES EM APLICAÇÕES ANDROID COM O USO DE FERRAMENTAS DE TESTE DE INTRUSÃO E A METODOLOGIA OWASP. 2017.</text:p>
      <text:p text:style-name="P3">MOURA, Anderson Henrique de. A utilização do metasploit framework para obtenção de informações de um dispositivo móvel android. 2017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Calibri1" svg:font-family="Calibri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pt" fo:country="BR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4-21T18:21:04.842883541</dc:date>
    <dc:creator>Ubiratan Nascimento</dc:creator>
    <meta:editing-duration>PT3M52S</meta:editing-duration>
    <meta:editing-cycles>1</meta:editing-cycles>
    <meta:document-statistic meta:table-count="0" meta:image-count="0" meta:object-count="0" meta:page-count="2" meta:paragraph-count="13" meta:word-count="493" meta:character-count="3294" meta:non-whitespace-character-count="2803"/>
    <meta:generator>LibreOffice/6.4.2.2$Linux_X86_64 LibreOffice_project/40$Build-2</meta:generator>
  </office:meta>
</office:document-meta>
</file>